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 Mono1" fo:font-size="22pt" style:font-size-asian="22pt" style:font-size-complex="22pt"/>
    </style:style>
    <style:style style:name="T6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Java Reactive Programming</text:p>
            <text:p>(Reactive Streams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9.134cm" svg:x="1.499cm" svg:y="3.685cm" presentation:class="outline" presentation:user-transformed="true">
          <draw:text-box>
            <text:list text:style-name="L2">
              <text:list-item>
                <text:p>Hvad er reactive?</text:p>
              </text:list-item>
              <text:list-item>
                <text:p>Java reactive stream stack:</text:p>
                <text:list>
                  <text:list-item>
                    <text:p>Reactor project</text:p>
                  </text:list-item>
                  <text:list-item>
                    <text:p>Spring web-flux</text:p>
                  </text:list-item>
                </text:list>
              </text:list-item>
              <text:list-item>
                <text:p>Reactive live coding</text:p>
              </text:list-item>
              <text:list-item>
                <text:p>Motivation bag omskrivning af <text:span text:style-name="T1">customer-</text:span><text:span text:style-name="T1">agreement-api </text:span><text:span text:style-name="T2">til reactive stack.</text:span></text:p>
                <text:p/>
              </text:list-item>
            </text:list>
          </draw:text-box>
        </draw:frame>
        <draw:frame draw:style-name="gr2" draw:text-style-name="P2" draw:layer="layout" svg:width="0.502cm" svg:height="1.187cm" svg:x="12.446cm" svg:y="4.318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active</text:p>
          </draw:text-box>
        </draw:frame>
        <draw:frame presentation:style-name="pr4" draw:layer="layout" svg:width="25.199cm" svg:height="9.134cm" svg:x="1.499cm" svg:y="3.685cm" presentation:class="outline" presentation:user-transformed="true">
          <draw:text-box>
            <text:list text:style-name="L2">
              <text:list-item>
                <text:p>Asynkront</text:p>
              </text:list-item>
              <text:list-item>
                <text:p>Ikke blokerende</text:p>
              </text:list-item>
              <text:list-item>
                <text:p>Event baseret (Publish / subscribe)</text:p>
              </text:list-item>
              <text:list-item>
                <text:p>Samtidighed (Concurrency) håndteres med færre ressourcer (tråde)</text:p>
              </text:list-item>
              <text:list-item>
                <text:p>Back pressure</text:p>
                <text:p/>
              </text:list-item>
            </text:list>
          </draw:text-box>
        </draw:frame>
        <draw:frame draw:style-name="gr3" draw:text-style-name="P2" draw:layer="layout" svg:width="0.502cm" svg:height="1.187cm" svg:x="12.446cm" svg:y="4.318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ctor Project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">Implementering af </text:span><text:span text:style-name="T4">R</text:span><text:span text:style-name="T1">eactive streams </text:span><text:span text:style-name="T1">(Specifikation)</text:span></text:p>
              </text:list-item>
              <text:list-item>
                <text:p><text:span text:style-name="T3">Event loop (single main thread) og asynkrone </text:span><text:span text:style-name="T3">event handlers</text:span></text:p>
              </text:list-item>
              <text:list-item>
                <text:p><text:span text:style-name="T3">Mono (0..1)</text:span></text:p>
              </text:list-item>
              <text:list-item>
                <text:p><text:span text:style-name="T3">Flux (0..N)</text:span></text:p>
              </text:list-item>
              <text:list-item>
                <text:p><text:span text:style-name="T2">Funktional programmering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ublisher &amp; Subscriber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public interface Publisher&lt;T&gt; {</text:span></text:p>
                <text:list>
                  <text:list-header>
                    <text:p><text:span text:style-name="T5">public void subscribe(Subscriber&lt;? super T&gt; s); </text:span></text:p>
                  </text:list-header>
                </text:list>
                <text:p><text:span text:style-name="T5">}</text:span></text:p>
                <text:p><text:span text:style-name="T5"/></text:p>
                <text:p text:style-name="P4"><text:span text:style-name="T5">public interface Subscriber&lt;T&gt; {</text:span></text:p>
                <text:p text:style-name="P4"><text:span text:style-name="T5"><text:s text:c="4"/></text:span><text:span text:style-name="T5">public void onSubscribe(Subscription s); </text:span></text:p>
                <text:p text:style-name="P4"><text:span text:style-name="T5"><text:s text:c="4"/></text:span><text:span text:style-name="T5">public void onNext(T t);</text:span></text:p>
                <text:p text:style-name="P4"><text:span text:style-name="T5"><text:s text:c="4"/></text:span><text:span text:style-name="T5">public void onError(Throwable t);</text:span></text:p>
                <text:p text:style-name="P4"><text:span text:style-name="T5"><text:s text:c="4"/></text:span><text:span text:style-name="T5">public void onComplete();</text:span></text:p>
                <text:p><text:span text:style-name="T5">}</text:span></text:p>
              </text:list-header>
            </text:list>
          </draw:text-box>
        </draw:frame>
        <draw:frame presentation:style-name="pr4" draw:layer="layout" svg:width="25.199cm" svg:height="9.134cm" svg:x="1.4cm" svg:y="3.585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no &amp; Flu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Asynkrone streams</text:span></text:p>
              </text:list-item>
              <text:list-item>
                <text:p text:style-name="P4"><text:span text:style-name="T2">Bygges op med a</text:span><text:span text:style-name="T3">synkrone stream </text:span><text:span text:style-name="T2">operators</text:span></text:p>
              </text:list-item>
              <text:list-item>
                <text:p text:style-name="P4"><text:span text:style-name="T3">Flux understøtter back pressure</text:span></text:p>
              </text:list-item>
              <text:list-item>
                <text:p text:style-name="P4"><text:span text:style-name="T2">Mere elegant API ift. Java’s thread API med </text:span><text:span text:style-name="T1">Future &amp;</text:span><text:span text:style-name="T2"> </text:span><text:span text:style-name="T1">CompletableFuture</text:span></text:p>
              </text:list-item>
              <text:list-item>
                <text:p text:style-name="P4"><text:span text:style-name="T2">Kompositioner af flere streams</text:span></text:p>
              </text:list-item>
              <text:list-item>
                <text:p text:style-name="P4"><text:span text:style-name="T2">Fejl håndte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web-fl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ternativ til spring-mvc</text:p>
              </text:list-item>
              <text:list-item>
                <text:p><text:span text:style-name="T3">Bygger på </text:span><text:span text:style-name="T1">Reactor projecta</text:span></text:p>
              </text:list-item>
              <text:list-item>
                <text:p><text:span text:style-name="T2">Non-blocking, one-single main thread</text:span></text:p>
              </text:list-item>
              <text:list-item>
                <text:p>Funktionale endpoints</text:p>
              </text:list-item>
              <text:list-item>
                <text:p>Netty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ve cod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end service</text:p>
              </text:list-item>
              <text:list-item>
                <text:p>Api service</text:p>
              </text:list-item>
              <text:list-item>
                <text:p>Api client (consum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6">Api-customer-agreeme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Mange remote kald (TIA)</text:p>
              </text:list-item>
              <text:list-item>
                <text:p>Brug for at køre asynkront / parallelt</text:p>
              </text:list-item>
              <text:list-item>
                <text:p text:style-name="P4"><text:span text:style-name="T3">Gør det nemt og elegant</text:span></text:p>
              </text:list-item>
              <text:list-item>
                <text:p text:style-name="P4">Testb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23:02:03.091144589</meta:creation-date>
    <dc:date>2020-01-23T21:41:27.449415551</dc:date>
    <meta:editing-duration>P19DT14H1M15S</meta:editing-duration>
    <meta:editing-cycles>409</meta:editing-cycles>
    <meta:generator>LibreOffice/6.2.8.2$Linux_X86_64 LibreOffice_project/20$Build-2</meta:generator>
    <meta:document-statistic meta:object-count="60"/>
  </office:meta>
</office:document-meta>
</file>